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690647237582.4" calcext:value-type="float">
            <text:p>50690647237582.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690647208495" calcext:value-type="float">
            <text:p>50690647208495</text:p>
          </table:table-cell>
          <table:table-cell table:formula="of:=[.B3]-[.B2]" office:value-type="float" office:value="-29087.3984375" calcext:value-type="float">
            <text:p>-29087.3984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690647179407.6" calcext:value-type="float">
            <text:p>50690647179407.6</text:p>
          </table:table-cell>
          <table:table-cell table:formula="of:=[.B4]-[.B3]" office:value-type="float" office:value="-29087.3984375" calcext:value-type="float">
            <text:p>-29087.3984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690647150320.2" calcext:value-type="float">
            <text:p>50690647150320.2</text:p>
          </table:table-cell>
          <table:table-cell table:formula="of:=[.B5]-[.B4]" office:value-type="float" office:value="-29087.3984375" calcext:value-type="float">
            <text:p>-29087.3984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690647121232.8" calcext:value-type="float">
            <text:p>50690647121232.8</text:p>
          </table:table-cell>
          <table:table-cell table:formula="of:=[.B6]-[.B5]" office:value-type="float" office:value="-29087.40625" calcext:value-type="float">
            <text:p>-29087.40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690647092145.3" calcext:value-type="float">
            <text:p>50690647092145.3</text:p>
          </table:table-cell>
          <table:table-cell table:formula="of:=[.B7]-[.B6]" office:value-type="float" office:value="-29087.5" calcext:value-type="float">
            <text:p>-29087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690647063057.9" calcext:value-type="float">
            <text:p>50690647063057.9</text:p>
          </table:table-cell>
          <table:table-cell table:formula="of:=[.B8]-[.B7]" office:value-type="float" office:value="-29087.3984375" calcext:value-type="float">
            <text:p>-29087.3984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690647033970.5" calcext:value-type="float">
            <text:p>50690647033970.5</text:p>
          </table:table-cell>
          <table:table-cell table:formula="of:=[.B9]-[.B8]" office:value-type="float" office:value="-29087.3984375" calcext:value-type="float">
            <text:p>-29087.3984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690647004883.1" calcext:value-type="float">
            <text:p>50690647004883.1</text:p>
          </table:table-cell>
          <table:table-cell table:formula="of:=[.B10]-[.B9]" office:value-type="float" office:value="-29087.3984375" calcext:value-type="float">
            <text:p>-29087.39843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690646975795.7" calcext:value-type="float">
            <text:p>50690646975795.7</text:p>
          </table:table-cell>
          <table:table-cell table:formula="of:=[.B11]-[.B10]" office:value-type="float" office:value="-29087.3984375" calcext:value-type="float">
            <text:p>-29087.3984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690646946708.3" calcext:value-type="float">
            <text:p>50690646946708.3</text:p>
          </table:table-cell>
          <table:table-cell table:formula="of:=[.B12]-[.B11]" office:value-type="float" office:value="-29087.40625" calcext:value-type="float">
            <text:p>-29087.40625</text:p>
          </table:table-cell>
        </table:table-row>
        <table:table-row table:style-name="ro1">
          <table:table-cell/>
          <table:table-cell office:value-type="float" office:value="50689442844064.2" calcext:value-type="float">
            <text:p>50689442844064.2</text:p>
          </table:table-cell>
          <table:table-cell table:formula="of:=[.B13]-[.B12]" office:value-type="float" office:value="-1204102644.09375" calcext:value-type="float">
            <text:p>-1204102644.0937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formula="of:=41406" office:value-type="float" office:value="41406" calcext:value-type="float">
            <text:p>41406</text:p>
          </table:table-cell>
        </table:table-row>
        <table:table-row table:style-name="ro1">
          <table:table-cell table:number-columns-repeated="2"/>
          <table:table-cell table:formula="of:=[.C16]*11719" office:value-type="float" office:value="485236914" calcext:value-type="float">
            <text:p>485236914</text:p>
          </table:table-cell>
        </table:table-row>
        <table:table-row table:style-name="ro1">
          <table:table-cell table:number-columns-repeated="2"/>
          <table:table-cell table:formula="of:=[.C17]*625" office:value-type="float" office:value="303273071250" calcext:value-type="float">
            <text:p>30327307125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3967 * 987267732 + 97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/>
          <table:table-cell office:value-type="float" office:value="987267732" calcext:value-type="float">
            <text:p>987267732</text:p>
          </table:table-cell>
          <table:table-cell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/>
        </table:table-row>
        <table:table-row table:style-name="ro1">
          <table:table-cell/>
          <table:table-cell table:formula="of:=[.B24]*[.B25]+[.B26]" office:value-type="float" office:value="3916491093817" calcext:value-type="float">
            <text:p>39164910938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/00/0000</text:date>, <text:time style:data-style-name="N2" text:time-value="02:44:44.9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3T02:44:46.957000000</meta:creation-date>
    <meta:editing-duration>PT23S</meta:editing-duration>
    <meta:editing-cycles>2</meta:editing-cycles>
    <meta:generator>LibreOffice/7.2.7.2$Windows_X86_64 LibreOffice_project/8d71d29d553c0f7dcbfa38fbfda25ee34cce99a2</meta:generator>
    <dc:date>2022-12-23T02:45:07.627000000</dc:date>
    <meta:document-statistic meta:table-count="1" meta:cell-count="42" meta:object-count="0"/>
  </office:meta>
</office:document-meta>
</file>